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YUNTUPA DELGADO, MERCEDES AMPA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70893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ENCKELL ASTUDILLO, DAVID ERNE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59547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AYUNTUPA DELGADO, MERCEDES AMPAR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70893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.7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3.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3.1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GALLINAS NEGRA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3:15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